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>
      <style:text-properties officeooo:rsid="00210c9f" officeooo:paragraph-rsid="00210c9f"/>
    </style:style>
    <style:style style:name="P7" style:family="paragraph" style:parent-style-name="Standard">
      <style:text-properties officeooo:rsid="0022d62b" officeooo:paragraph-rsid="0022d62b"/>
    </style:style>
    <style:style style:name="P8" style:family="paragraph" style:parent-style-name="Standard">
      <style:text-properties officeooo:rsid="00243813" officeooo:paragraph-rsid="00243813"/>
    </style:style>
    <style:style style:name="P9" style:family="paragraph" style:parent-style-name="Standard">
      <style:text-properties officeooo:rsid="0026f7f3" officeooo:paragraph-rsid="0026f7f3"/>
    </style:style>
    <style:style style:name="P10" style:family="paragraph" style:parent-style-name="Standard">
      <style:text-properties officeooo:rsid="00291a27" officeooo:paragraph-rsid="00291a27"/>
    </style:style>
    <style:style style:name="P11" style:family="paragraph" style:parent-style-name="Standard">
      <style:text-properties officeooo:rsid="002d3032" officeooo:paragraph-rsid="002d3032"/>
    </style:style>
    <style:style style:name="P12" style:family="paragraph" style:parent-style-name="Standard">
      <style:paragraph-properties fo:break-before="page"/>
      <style:text-properties officeooo:rsid="00210c9f" officeooo:paragraph-rsid="00210c9f"/>
    </style:style>
    <style:style style:name="P13" style:family="paragraph" style:parent-style-name="Standard">
      <style:paragraph-properties fo:break-before="page"/>
      <style:text-properties officeooo:rsid="002d3032" officeooo:paragraph-rsid="002d3032"/>
    </style:style>
    <style:style style:name="P14" style:family="paragraph" style:parent-style-name="Standard" style:list-style-name="L1">
      <style:text-properties officeooo:rsid="001874f1" officeooo:paragraph-rsid="001874f1"/>
    </style:style>
    <style:style style:name="P15" style:family="paragraph" style:parent-style-name="Standard" style:list-style-name="L2">
      <style:text-properties officeooo:rsid="00129bf2" officeooo:paragraph-rsid="00194993"/>
    </style:style>
    <style:style style:name="P16" style:family="paragraph" style:parent-style-name="Standard" style:list-style-name="L2">
      <style:text-properties officeooo:rsid="00194993" officeooo:paragraph-rsid="00194993"/>
    </style:style>
    <style:style style:name="P17" style:family="paragraph" style:parent-style-name="Standard" style:list-style-name="L2">
      <style:text-properties officeooo:rsid="00194993" officeooo:paragraph-rsid="001eaadc"/>
    </style:style>
    <style:style style:name="P18" style:family="paragraph" style:parent-style-name="Standard" style:list-style-name="L2">
      <style:text-properties officeooo:rsid="00194993" officeooo:paragraph-rsid="001b3339"/>
    </style:style>
    <style:style style:name="P19" style:family="paragraph" style:parent-style-name="Standard" style:list-style-name="L2">
      <style:text-properties officeooo:rsid="001b3339" officeooo:paragraph-rsid="00194993"/>
    </style:style>
    <style:style style:name="P20" style:family="paragraph" style:parent-style-name="Standard" style:list-style-name="L2">
      <style:text-properties officeooo:rsid="001b3339" officeooo:paragraph-rsid="001b3339"/>
    </style:style>
    <style:style style:name="P21" style:family="paragraph" style:parent-style-name="Standard" style:list-style-name="L2">
      <style:text-properties officeooo:rsid="001b3339" officeooo:paragraph-rsid="001eaadc"/>
    </style:style>
    <style:style style:name="P22" style:family="paragraph" style:parent-style-name="Standard" style:list-style-name="L2">
      <style:text-properties officeooo:rsid="001d7e20" officeooo:paragraph-rsid="001d7e20"/>
    </style:style>
    <style:style style:name="P23" style:family="paragraph" style:parent-style-name="Standard" style:list-style-name="L2">
      <style:text-properties officeooo:rsid="001eaadc" officeooo:paragraph-rsid="001eaadc"/>
    </style:style>
    <style:style style:name="P24" style:family="paragraph" style:parent-style-name="Standard" style:list-style-name="L2">
      <style:text-properties officeooo:rsid="00207efa" officeooo:paragraph-rsid="00207efa"/>
    </style:style>
    <style:style style:name="P25" style:family="paragraph" style:parent-style-name="Standard" style:list-style-name="L2">
      <style:text-properties officeooo:rsid="00210c9f" officeooo:paragraph-rsid="00210c9f"/>
    </style:style>
    <style:style style:name="P26" style:family="paragraph" style:parent-style-name="Standard" style:list-style-name="L3">
      <style:text-properties officeooo:rsid="0022d62b" officeooo:paragraph-rsid="0022d62b"/>
    </style:style>
    <style:style style:name="P27" style:family="paragraph" style:parent-style-name="Standard" style:list-style-name="L3">
      <style:text-properties officeooo:rsid="00236313" officeooo:paragraph-rsid="00236313"/>
    </style:style>
    <style:style style:name="P28" style:family="paragraph" style:parent-style-name="Standard" style:list-style-name="L3">
      <style:text-properties officeooo:rsid="00243813" officeooo:paragraph-rsid="00243813"/>
    </style:style>
    <style:style style:name="P29" style:family="paragraph" style:parent-style-name="Standard" style:list-style-name="L4">
      <style:text-properties officeooo:rsid="0026f7f3" officeooo:paragraph-rsid="0026f7f3"/>
    </style:style>
    <style:style style:name="P30" style:family="paragraph" style:parent-style-name="Standard" style:list-style-name="L4">
      <style:text-properties officeooo:rsid="00288064" officeooo:paragraph-rsid="00288064"/>
    </style:style>
    <style:style style:name="P31" style:family="paragraph" style:parent-style-name="Standard" style:list-style-name="L4">
      <style:text-properties officeooo:rsid="00291a27" officeooo:paragraph-rsid="00291a27"/>
    </style:style>
    <style:style style:name="P32" style:family="paragraph" style:parent-style-name="Standard" style:list-style-name="L5">
      <style:text-properties officeooo:rsid="00291a27" officeooo:paragraph-rsid="00291a27"/>
    </style:style>
    <style:style style:name="P33" style:family="paragraph" style:parent-style-name="Standard" style:list-style-name="L6">
      <style:text-properties officeooo:rsid="002d3032" officeooo:paragraph-rsid="002d3032"/>
    </style:style>
    <style:style style:name="P34" style:family="paragraph" style:parent-style-name="Standard" style:list-style-name="L7">
      <style:text-properties officeooo:rsid="002d3032" officeooo:paragraph-rsid="002d3032"/>
    </style:style>
    <style:style style:name="P35" style:family="paragraph" style:parent-style-name="Standard">
      <style:text-properties officeooo:rsid="002d3032" officeooo:paragraph-rsid="002d3032"/>
    </style:style>
    <style:style style:name="P36" style:family="paragraph" style:parent-style-name="Standard">
      <style:text-properties officeooo:rsid="00326ece" officeooo:paragraph-rsid="00326ece"/>
    </style:style>
    <style:style style:name="P37" style:family="paragraph" style:parent-style-name="Standard" style:list-style-name="L7">
      <style:text-properties officeooo:rsid="00326ece" officeooo:paragraph-rsid="00326ece"/>
    </style:style>
    <style:style style:name="P38" style:family="paragraph" style:parent-style-name="Standard" style:list-style-name="L7">
      <style:text-properties officeooo:rsid="0032da20" officeooo:paragraph-rsid="0032da20"/>
    </style:style>
    <style:style style:name="P39" style:family="paragraph" style:parent-style-name="Standard" style:list-style-name="L7">
      <style:text-properties officeooo:rsid="0033c5d7" officeooo:paragraph-rsid="0033c5d7"/>
    </style:style>
    <style:style style:name="P40" style:family="paragraph" style:parent-style-name="Standard">
      <style:text-properties officeooo:rsid="003b182b" officeooo:paragraph-rsid="003b182b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5ba92"/>
    </style:style>
    <style:style style:name="T5" style:family="text">
      <style:text-properties officeooo:rsid="002bcba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da20"/>
    </style:style>
    <style:style style:name="T8" style:family="text">
      <style:text-properties officeooo:rsid="003b1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4335958628176687306" text:style-name="L1">
        <text:list-item>
          <text:p text:style-name="P14">L’art de diriger la cité, de gouverner l’État</text:p>
        </text:list-item>
        <text:list-item>
          <text:p text:style-name="P14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4524355108883196072" text:style-name="L2">
        <text:list-item>
          <text:p text:style-name="P15">Le thème principal est l’ordre</text:p>
        </text:list-item>
        <text:list-item>
          <text:p text:style-name="P16">La thèse principale : Il y a 3 ordres</text:p>
          <text:list>
            <text:list-item>
              <text:p text:style-name="P16">L’ordre des corps, de la chair</text:p>
            </text:list-item>
            <text:list-item>
              <text:p text:style-name="P16">L’ordre de l’esprit, du spirituel</text:p>
            </text:list-item>
            <text:list-item>
              <text:p text:style-name="P16">L’ordre de la charité, de la sagesse</text:p>
            </text:list-item>
          </text:list>
          <text:p text:style-name="P16"/>
        </text:list-item>
        <text:list-item>
          <text:p text:style-name="P16">1<text:span text:style-name="T1">er</text:span> paragraphe</text:p>
          <text:list>
            <text:list-item>
              <text:p text:style-name="P16">figurer = représenter</text:p>
            </text:list-item>
            <text:list-item>
              <text:p text:style-name="P16">Il n’y a pas de rapports entre les ordres, et il y a une plus grande différence entre les corps et l’esprit qu’entre l’esprit et la charité</text:p>
            </text:list-item>
          </text:list>
          <text:p text:style-name="P19"/>
        </text:list-item>
        <text:list-item>
          <text:p text:style-name="P20"><text:span text:style-name="T3">H</text:span>étérogénéité entre les ordres</text:p>
          <text:list>
            <text:list-header>
              <text:p text:style-name="P20">Cette image des ordres a une origine géométrique</text:p>
              <text:list>
                <text:list-header>
                  <text:p text:style-name="P22">Il n’y a pas de commune mesure entre la ligne et la surface et entre la surface et le volume</text:p>
                  <text:p text:style-name="P22">De même, il n’y a pas de commune mesure entre un ordre et un autre</text:p>
                  <text:list>
                    <text:list-header>
                      <text:p text:style-name="P23">Ils sont incommensurables</text:p>
                    </text:list-header>
                  </text:list>
                </text:list-header>
              </text:list>
              <text:p text:style-name="P24">Développer ses compétences dans un ordre n’aura aucune influence sur nos compétences dans les autres ordres</text:p>
            </text:list-header>
          </text:list>
        </text:list-item>
        <text:list-item>
          <text:p text:style-name="P23">Hiérarchie des ordres</text:p>
          <text:list>
            <text:list-item>
              <text:p text:style-name="P17">L’ordre des corps, c’est ce qui appartient à tout ce qui est visible</text:p>
              <text:list>
                <text:list-header>
                  <text:p text:style-name="P18"><text:span text:style-name="T2">T</text:span>out ce qui concerne la puissance matérielle (richesse) et temporelle (politique)</text:p>
                  <text:p text:style-name="P16">Les grands de chair, c’est tous ceux qui ont une puissance visible et qui la manifestent</text:p>
                </text:list-header>
              </text:list>
              <text:p text:style-name="P16">L’ordre de l’esprit, ça renvoie au domaine intellectuel</text:p>
              <text:list text:continue-numbering="true">
                <text:list-header>
                  <text:p text:style-name="P16">Exemple : Archimède, qui a brillé dans le domaine intellectuel</text:p>
                </text:list-header>
              </text:list>
              <text:p text:style-name="P16">L’ordre de la charité, <text:span text:style-name="T2">ça renvoie à l’amour</text:span></text:p>
              <text:list text:continue-numbering="true">
                <text:list-header>
                  <text:p text:style-name="P21">Dans la théologie chrétienne, la charité est une vertu théologale (une vertu par Dieu et pour Dieu)</text:p>
                </text:list-header>
              </text:list>
            </text:list-item>
            <text:list-item>
              <text:p text:style-name="P23">Corps &lt; Esprit &lt; Charité</text:p>
            </text:list-item>
            <text:list-item>
              <text:p text:style-name="P23">Les ordres subordonnés ne voient pas les ordres supérieurs</text:p>
              <text:list>
                <text:list-item>
                  <text:p text:style-name="P23">Objection : On peut appartenir à plusieurs ordres</text:p>
                </text:list-item>
                <text:list-item>
                  <text:p text:style-name="P25">Les ordres supérieurs ne sont pas totalement invisibles aux ordres subordonnés</text:p>
                  <text:p text:style-name="P25">Paragraphe 12</text:p>
                </text:list-item>
              </text:list>
            </text:list-item>
          </text:list>
          <text:p text:style-name="P25"/>
        </text:list-item>
        <text:list-item>
          <text:p text:style-name="P25">La foi n’est pas un don de raisonnement mais un don de Dieu</text:p>
        </text:list-item>
      </text:list>
      <text:p text:style-name="P6"/>
      <text:p text:style-name="P12"/>
      <text:p text:style-name="P7">Pensée<text:span text:style-name="T4">s</text:span> 58 (332) (p.50)</text:p>
      <text:p text:style-name="P7"/>
      <text:p text:style-name="P9">1<text:span text:style-name="T1">re</text:span> pensée</text:p>
      <text:list xml:id="list5220484050411053618" text:style-name="L3">
        <text:list-item>
          <text:p text:style-name="P26">« La Tyrannie consiste au désir de domination universel et hors de son ordre. »</text:p>
          <text:p text:style-name="P27">→ C’est le désir qui est universel</text:p>
          <text:list>
            <text:list-header>
              <text:p text:style-name="P27">Interprétations :</text:p>
              <text:list>
                <text:list-item>
                  <text:p text:style-name="P27">Tout le monde veut dominer hors de son ordre</text:p>
                </text:list-item>
                <text:list-item>
                  <text:p text:style-name="P27">Le désir serait de régner dans tous les ordres</text:p>
                </text:list-item>
              </text:list>
              <text:p text:style-name="P27">C’est le fait de vouloir dominer dans d’autres ordres mais avec des moyens qui ne sont pas ceux de ces autres ordres</text:p>
              <text:p text:style-name="P27"/>
            </text:list-header>
          </text:list>
        </text:list-item>
        <text:list-item>
          <text:p text:style-name="P28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28">Le beau dirait « je suis plus fort que toi car je suis beau et pas toi »</text:p>
              <text:p text:style-name="P28">Le fort dirait de même mais avec la force</text:p>
              <text:list>
                <text:list-header>
                  <text:p text:style-name="P28">Tous deux ont raison dans l’ordre de chacun</text:p>
                  <text:p text:style-name="P28">Mais tous deux veulent imposer leur force de leur domaine dans le domaine de l’autre</text:p>
                </text:list-header>
              </text:list>
            </text:list-item>
          </text:list>
          <text:p text:style-name="P28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28">La force ne peut pas imposer une conviction ou une croyance par elle-même</text:p>
            </text:list-item>
          </text:list>
        </text:list-item>
      </text:list>
      <text:p text:style-name="P8"/>
      <text:p text:style-name="P9">2<text:span text:style-name="T1">e</text:span> pensée</text:p>
      <text:list xml:id="list503538725621470544" text:style-name="L4">
        <text:list-item>
          <text:p text:style-name="P29">« La tyrannie est de vouloir avoir par une voie ce qu’on ne peut avoir que par une autre. »</text:p>
        </text:list-item>
        <text:list-item>
          <text:p text:style-name="P30">« On rend différents devoirs au différents mérites »</text:p>
          <text:list>
            <text:list-header>
              <text:p text:style-name="P30">On doit aimer ceux qui sont agréables, craindre ceux qui sont forts, …</text:p>
            </text:list-header>
            <text:list-item>
              <text:p text:style-name="P30">Pourquoi en a-t-on le devoir alors que c’est naturel et automatique ?</text:p>
              <text:list>
                <text:list-item>
                  <text:p text:style-name="P30">Parce qu’il existe la mauvaise foi</text:p>
                </text:list-item>
                <text:list-item>
                  <text:p text:style-name="P30">Si on adhère intérieurement, il faut aussi adhérer extérieurement</text:p>
                </text:list-item>
              </text:list>
              <text:p text:style-name="P31">On est toujours dans la tyrannie, mais du point de vue des dominés</text:p>
            </text:list-item>
          </text:list>
          <text:p text:style-name="P31">« Et c’est de même faux et tyrannique de dire : il n’est pas fort, donc je ne l’estimerai pas, il n’est pas habile, donc je ne le craindrai pas. »</text:p>
          <text:list text:continue-numbering="true">
            <text:list-header>
              <text:p text:style-name="P31">L’estime n’a rien à voir avec la force, la crainte n’a rien à voir avec l’habileté</text:p>
              <text:p text:style-name="P31">Refuser des devoirs pour de mauvaises raisons, c’est de la tyrannie</text:p>
            </text:list-header>
          </text:list>
          <text:p text:style-name="P31"/>
        </text:list-item>
      </text:list>
      <text:p text:style-name="P10">Quelques exemple<text:span text:style-name="T5">s de tyrannie</text:span> :</text:p>
      <text:list xml:id="list962791640299803943" text:style-name="L5">
        <text:list-item>
          <text:p text:style-name="P32">Quand notre jugement est influencé par la richesse</text:p>
        </text:list-item>
        <text:list-item>
          <text:p text:style-name="P32">La tyrannie rhétorique</text:p>
        </text:list-item>
        <text:list-item>
          <text:p text:style-name="P32">Imposer une religion officielle</text:p>
        </text:list-item>
        <text:list-item>
          <text:p text:style-name="P32">Imposer une esthétique officielle</text:p>
        </text:list-item>
      </text:list>
      <text:p text:style-name="P10"/>
      <text:p text:style-name="P11"/>
      <text:p text:style-name="P11"/>
      <text:p text:style-name="P13">Pascal, <text:span text:style-name="T6">Trois discours sur la condition des grands</text:span></text:p>
      <text:p text:style-name="P11">Problèmes :</text:p>
      <text:list xml:id="list7919012432831658019" text:style-name="L6">
        <text:list-item>
          <text:p text:style-name="P33">Quelle est l’attitude qu’on doit avoir à l’égard de ses sujets ?</text:p>
        </text:list-item>
        <text:list-item>
          <text:p text:style-name="P33">Quand on est gouverné, quelle attitude doit-on avoir à l’égard des gouvernants ?</text:p>
        </text:list-item>
      </text:list>
      <text:p text:style-name="P11"/>
      <text:p text:style-name="P11">Premier discours :</text:p>
      <text:p text:style-name="P11">Pascal raconte une histoire pour illustrer ceci :</text:p>
      <text:p text:style-name="P11">Les rois, les ducs et les nobles exercent un pouvoir non pas par le mérite mais par le hasard</text:p>
      <text:p text:style-name="P11"/>
      <text:p text:style-name="P11">Deuxième discours :</text:p>
      <text:list xml:id="list1361948346437573228" text:style-name="L7">
        <text:list-item>
          <text:p text:style-name="P34">Quelles sont les différentes grandeurs dont parle Pascal ?</text:p>
          <text:list>
            <text:list-item>
              <text:p text:style-name="P34">Grandeurs <text:span text:style-name="T7">naturelles</text:span></text:p>
              <text:list>
                <text:list-header>
                  <text:p text:style-name="P38">« elles consistent dans des qualités réelles et effectives de l’âme ou du corps »</text:p>
                  <text:p text:style-name="P38">Elles ne dépendent pas d’une décision</text:p>
                </text:list-header>
              </text:list>
              <text:p text:style-name="P38"/>
            </text:list-item>
            <text:list-item>
              <text:p text:style-name="P34">Grandeurs <text:span text:style-name="T7">d’établissement</text:span></text:p>
              <text:list>
                <text:list-header>
                  <text:p text:style-name="P38">Elles « dépendent de la volonté des hommes »</text:p>
                  <text:p text:style-name="P38">Elles consistent à « honorer certains états et y attacher certains respects »</text:p>
                </text:list-header>
              </text:list>
              <text:p text:style-name="P38"/>
            </text:list-item>
          </text:list>
          <text:p text:style-name="P34"/>
        </text:list-item>
        <text:list-item>
          <text:p text:style-name="P34">Quels sont les différents respects qui y correspondent ?</text:p>
          <text:list>
            <text:list-item>
              <text:p text:style-name="P39">Pour les grandeurs naturelles</text:p>
              <text:list>
                <text:list-header>
                  <text:p text:style-name="P39">L’estime</text:p>
                </text:list-header>
              </text:list>
              <text:p text:style-name="P39"/>
            </text:list-item>
            <text:list-item>
              <text:p text:style-name="P39">Pour les grandeurs d’établissement</text:p>
              <text:list>
                <text:list-header>
                  <text:p text:style-name="P39">Les respects d’établissement</text:p>
                  <text:p text:style-name="P39">« c’est-à-dire certaines cérémonies extérieures »</text:p>
                </text:list-header>
              </text:list>
              <text:p text:style-name="P39"/>
            </text:list-item>
          </text:list>
          <text:p text:style-name="P34"/>
        </text:list-item>
        <text:list-item>
          <text:p text:style-name="P37">Pourquoi est-il injuste de troubler l’ordre établi alors qu’il n’est pas fondé rationnellement ?</text:p>
          <text:list>
            <text:list-item>
              <text:p text:style-name="P37">Parce que <text:span text:style-name="T8">cela garantie la paix</text:span></text:p>
            </text:list-item>
          </text:list>
        </text:list-item>
      </text:list>
      <text:p text:style-name="P36"/>
      <text:p text:style-name="P36"/>
      <text:p text:style-name="P40">La réflexion de Pascal peut sembler obsolète dans la mesure où les grandeurs établies sont censées refléter les grandeurs naturelles.</text:p>
      <text:p text:style-name="P40">Mais il peut toujours y avoir un décalage entre grandeurs établies et grandeurs nature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8-12-20T11:16:07.160000000</dc:date>
    <meta:editing-duration>PT1H15M30S</meta:editing-duration>
    <meta:editing-cycles>12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99" meta:word-count="962" meta:character-count="5132" meta:non-whitespace-character-count="4336"/>
  </office:meta>
</office:document-meta>
</file>